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Poppins" fo:font-weight="normal" officeooo:rsid="00025a8a" officeooo:paragraph-rsid="001d09f7" style:font-weight-asian="normal" style:font-weight-complex="normal"/>
    </style:style>
    <style:style style:name="P2" style:family="paragraph" style:parent-style-name="Standard">
      <style:text-properties style:font-name="Poppins" fo:font-weight="normal" officeooo:rsid="00025a8a" officeooo:paragraph-rsid="001d6de8" style:font-weight-asian="normal" style:font-weight-complex="normal"/>
    </style:style>
    <style:style style:name="P3" style:family="paragraph" style:parent-style-name="Standard">
      <style:text-properties fo:color="#000000" loext:opacity="100%" style:font-name="Poppins" fo:font-weight="normal" officeooo:rsid="00025a8a" officeooo:paragraph-rsid="001d09f7" style:font-weight-asian="normal" style:font-weight-complex="normal"/>
    </style:style>
    <style:style style:name="P4" style:family="paragraph" style:parent-style-name="Standard">
      <style:text-properties fo:color="#000000" loext:opacity="100%" style:font-name="Poppins" fo:font-weight="normal" officeooo:rsid="001d09f7" officeooo:paragraph-rsid="001d09f7" style:font-weight-asian="normal" style:font-weight-complex="normal"/>
    </style:style>
    <style:style style:name="P5" style:family="paragraph" style:parent-style-name="Standard">
      <style:text-properties officeooo:paragraph-rsid="001d6de8"/>
    </style:style>
    <style:style style:name="P6" style:family="paragraph" style:parent-style-name="Standard">
      <style:text-properties fo:color="#000000" loext:opacity="100%" style:font-name="Poppins" fo:font-weight="normal" officeooo:rsid="0003ba27" officeooo:paragraph-rsid="001d09f7" style:font-weight-asian="normal" style:font-weight-complex="normal"/>
    </style:style>
    <style:style style:name="P7" style:family="paragraph" style:parent-style-name="Standard">
      <style:text-properties fo:color="#000000" loext:opacity="100%" style:font-name="Poppins" fo:font-weight="normal" officeooo:rsid="0003ba27" officeooo:paragraph-rsid="001d6de8" style:font-weight-asian="normal" style:font-weight-complex="normal"/>
    </style:style>
    <style:style style:name="P8" style:family="paragraph" style:parent-style-name="Standard">
      <style:text-properties fo:color="#000000" loext:opacity="100%" style:font-name="Poppins" fo:font-weight="normal" officeooo:rsid="0002da5f" officeooo:paragraph-rsid="001d09f7" style:font-weight-asian="normal" style:font-weight-complex="normal"/>
    </style:style>
    <style:style style:name="T1" style:family="text">
      <style:text-properties fo:color="#000000" loext:opacity="100%" style:font-name="Poppins" fo:font-weight="normal" officeooo:rsid="0003ba27" style:font-weight-asian="normal" style:font-weight-complex="normal"/>
    </style:style>
    <style:style style:name="T2" style:family="text">
      <style:text-properties fo:color="#000000" loext:opacity="100%" style:font-name="Poppins" fo:font-weight="normal" officeooo:rsid="0002da5f" style:font-weight-asian="normal" style:font-weight-complex="normal"/>
    </style:style>
    <style:style style:name="T3" style:family="text">
      <style:text-properties fo:color="#000000" loext:opacity="100%" style:font-name="Poppins" fo:font-weight="normal" officeooo:rsid="00025a8a" style:font-weight-asian="normal" style:font-weight-complex="normal"/>
    </style:style>
    <style:style style:name="T4" style:family="text">
      <style:text-properties fo:color="#000000" loext:opacity="100%" style:font-name="Poppins" fo:font-weight="normal" officeooo:rsid="00028c2c" style:font-weight-asian="normal" style:font-weight-complex="normal"/>
    </style:style>
    <style:style style:name="T5" style:family="text">
      <style:text-properties officeooo:rsid="00028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EECH DEVANT LES JURY</text:p>
      <text:p text:style-name="P6"/>
      <text:p text:style-name="P6"/>
      <text:p text:style-name="P5"><text:span text:style-name="T3">Pourquoi plats ? est une question tirée de la simple question : Pourquoi pas ? Une question ,mais qui </text:span><text:span text:style-name="T4">se complète par</text:span><text:span text:style-name="T3"> <text:s/>une ou des propositions et on a </text:span><text:span text:style-name="T4">remplacé</text:span><text:span text:style-name="T3"> le mot « pas » par « plats », </text:span><text:span text:style-name="T2">et par ce mot l’indique , </text:span><text:span text:style-name="T3"><text:s/></text:span><text:span text:style-name="T2">on a donc des proposition de plats du jour <text:s/>. L’utilisation des applications mobiles est devenue une norme actuellement . Alors en voyant les difficultés des entourages et de certaines mères de famille à chercher des plats du jour adapter à tous les membres de la famille , « Pourquoi plats » est là pour répondre à tous ces </text:span><text:span text:style-name="T1">croissants</text:span> <text:span text:style-name="T2"><text:s/>besoins, </text:span><text:span text:style-name="T1">une application mobile novatrice axée sur la proposition de plats </text:span><text:span text:style-name="T2">. </text:span></text:p>
      <text:p text:style-name="P2"/>
      <text:p text:style-name="P7"/>
      <text:p text:style-name="P6">Pour creuser plus profond , voyons en premier lieu l’objectif de l’application <text:s/>. En second lieu , allons voir les caractéristiques principales de « Pourquoi plats » et en dernier li</text:p>
      <text:p text:style-name="P8"/>
      <text:p text:style-name="P8"/>
      <text:p text:style-name="P8"/>
      <text:p text:style-name="P3">parce que ce plateforme existe pour proposer des plats et des recettes adapter à chacun selon les pr<text:span text:style-name="T5">é</text:span>f<text:span text:style-name="T5">é</text:span>rences et les caractéristiques corporels et sanitaire . Il a pour objectif d’aider les personnes qui ont des difficultés à chercher le plat du jour , <text:span text:style-name="T5">ce qui arrive souvent dans un foyer <text:s/>. Il a aussi pour but de satisfaire les personnes selon leur préférence malgré des problèmes sanitaire par exempl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5T13:29:31.343000000</meta:creation-date>
    <dc:date>2023-07-31T11:32:35.722000000</dc:date>
    <meta:editing-duration>PT11M7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4" meta:word-count="221" meta:character-count="1240" meta:non-whitespace-character-count="1016"/>
  </office:meta>
</office:document-meta>
</file>